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7abb9" officeooo:paragraph-rsid="0017abb9" style:font-size-asian="16pt" style:font-size-complex="16pt"/>
    </style:style>
    <style:style style:name="T1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up Website home hosting</text:p>
      <text:p text:style-name="P1"/>
      <text:p text:style-name="P1"><text:a xlink:type="simple" xlink:href="https://computingforgeeks.com/how-to-install-lamp-stack-on-fedora/" text:style-name="Internet_20_link" text:visited-style-name="Visited_20_Internet_20_Link"><text:span text:style-name="T1">https://computingforgeeks.com/how-to-install-lamp-stack-on-fedora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2:49:34.783279857</meta:creation-date>
    <dc:date>2020-03-22T12:50:08.698762376</dc:date>
    <meta:editing-duration>PT36S</meta:editing-duration>
    <meta:editing-cycles>1</meta:editing-cycles>
    <meta:generator>LibreOffice/6.0.7.3.0$Linux_X86_64 LibreOffice_project/00$Build-3</meta:generator>
    <meta:document-statistic meta:table-count="0" meta:image-count="0" meta:object-count="0" meta:page-count="1" meta:paragraph-count="2" meta:word-count="6" meta:character-count="93" meta:non-whitespace-character-count="89"/>
  </office:meta>
</office:document-meta>
</file>